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075in" fo:margin-left="-0.075in" table:align="left" style:writing-mode="lr-tb"/>
    </style:style>
    <style:style style:name="Table2.A" style:family="table-column">
      <style:table-column-properties style:column-width="0.9319in"/>
    </style:style>
    <style:style style:name="Table2.B" style:family="table-column">
      <style:table-column-properties style:column-width="0.8569in"/>
    </style:style>
    <style:style style:name="Table2.D" style:family="table-column">
      <style:table-column-properties style:column-width="0.8576in"/>
    </style:style>
    <style:style style:name="Table2.1" style:family="table-row">
      <style:table-row-properties style:keep-together="true" fo:keep-together="auto"/>
    </style:style>
    <style:style style:name="Table2.A1" style:family="table-cell">
      <style:table-cell-properties style:vertical-align="middle" fo:padding-left="0.075in" fo:padding-right="0.075in" fo:padding-top="0in" fo:padding-bottom="0in" fo:border="0.0139in solid #000000"/>
    </style:style>
    <style:style style:name="Table2.E2" style:family="table-cell">
      <style:table-cell-properties style:vertical-align="middle" fo:padding-left="0.075in" fo:padding-right="0.075in" fo:padding-top="0in" fo:padding-bottom="0in" fo:border="none"/>
    </style:style>
    <style:style style:name="P1" style:family="paragraph" style:parent-style-name="Standard" style:list-style-name="L1"/>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
      <style:paragraph-properties fo:text-align="center" style:justify-single-word="false" style:text-autospace="none"/>
      <style:text-properties style:use-window-font-color="true" style:font-name="Helvetica" fo:font-size="13pt" style:font-name-asian="Helvetica" style:font-size-asian="13pt" style:font-name-complex="Helvetica" style:font-size-complex="13pt"/>
    </style:style>
    <style:style style:name="P12" style:family="paragraph" style:parent-style-name="Standard" style:list-style-name="">
      <style:paragraph-properties fo:text-align="center" style:justify-single-word="false" style:text-autospace="none"/>
      <style:text-properties style:use-window-font-color="true" style:font-name="Helvetica" fo:font-size="13pt" fo:font-weight="bold" style:font-name-asian="Helvetica" style:font-size-asian="13pt" style:font-weight-asian="bold" style:font-name-complex="Helvetica" style:font-size-complex="13pt" style:font-weight-complex="bold"/>
    </style:style>
    <style:style style:name="P13" style:family="paragraph" style:parent-style-name="Standard" style:list-style-name="">
      <style:paragraph-properties style:text-autospace="none"/>
      <style:text-properties style:use-window-font-color="true" style:font-name="Helvetica" fo:font-size="13pt" fo:font-weight="normal" style:font-name-asian="Helvetica" style:font-size-asian="13pt" style:font-weight-asian="normal" style:font-name-complex="Helvetica" style:font-size-complex="13pt" style:font-weight-complex="normal"/>
    </style:style>
    <style:style style:name="P14" style:family="paragraph" style:parent-style-name="Standard">
      <style:text-properties style:use-window-font-color="true" style:font-name="Times New Roman" fo:font-size="12pt" style:font-name-asian="Helvetica" style:font-size-asian="12pt" style:font-name-complex="Helvetica" style:font-size-complex="12pt"/>
    </style:style>
    <style:style style:name="P15" style:family="paragraph" style:parent-style-name="Standard">
      <style:text-properties style:font-name="Times New Roman" fo:font-size="12pt" style:font-size-asian="12pt" style:font-size-complex="12pt"/>
    </style:style>
    <style:style style:name="P16" style:family="paragraph" style:parent-style-name="Standard" style:list-style-name="L7">
      <style:text-properties style:font-name="Times New Roman" fo:font-size="12pt" style:font-size-asian="12pt" style:font-size-complex="12pt"/>
    </style:style>
    <style:style style:name="P17" style:family="paragraph" style:parent-style-name="Standard" style:list-style-name="L6"/>
    <style:style style:name="P18" style:family="paragraph" style:parent-style-name="Standard" style:list-style-name="">
      <style:paragraph-properties fo:margin-top="0in" fo:margin-bottom="0.0835in" style:text-autospace="none"/>
      <style:text-properties style:use-window-font-color="true" style:font-name="Times New Roman" fo:font-size="12pt" style:font-name-asian="Helvetica" style:font-size-asian="12pt" style:font-name-complex="Helvetica" style:font-size-complex="12pt"/>
    </style:style>
    <style:style style:name="P19" style:family="paragraph" style:parent-style-name="Standard" style:list-style-name="">
      <style:paragraph-properties fo:margin-top="0in" fo:margin-bottom="0.0835in" style:text-autospace="none"/>
    </style:style>
    <style:style style:name="P20" style:family="paragraph" style:parent-style-name="Standard" style:list-style-name="L3">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 style:font-size-asian="12pt" style:font-name-complex="Helvetica" style:font-size-complex="12pt"/>
    </style:style>
    <style:style style:name="P21" style:family="paragraph" style:parent-style-name="Standard" style:list-style-name="L4">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 style:font-size-asian="12pt" style:font-name-complex="Helvetica" style:font-size-complex="12pt"/>
    </style:style>
    <style:style style:name="P22" style:family="paragraph" style:parent-style-name="Standard" style:list-style-name="L5">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 style:font-size-asian="12pt" style:font-name-complex="Helvetica" style:font-size-complex="12pt"/>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6"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27" style:family="paragraph" style:parent-style-name="Contents_20_2">
      <style:paragraph-properties>
        <style:tab-stops>
          <style:tab-stop style:position="6.9252in" style:type="right" style:leader-style="dotted" style:leader-text="."/>
        </style:tab-stops>
      </style:paragraph-properties>
    </style:style>
    <style:style style:name="P28" style:family="paragraph" style:parent-style-name="Heading_20_1" style:master-page-name="First_20_Page">
      <style:paragraph-properties style:page-number="auto"/>
    </style:style>
    <style:style style:name="P29" style:family="paragraph">
      <style:paragraph-properties style:writing-mode="lr-tb"/>
    </style:style>
    <style:style style:name="P3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underline-style="solid" style:text-underline-width="auto" style:text-underline-color="font-color"/>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Helvetica" fo:font-size="13pt" style:font-name-asian="Helvetica" style:font-size-asian="13pt" style:font-name-complex="Helvetica" style:font-size-complex="13pt"/>
    </style:style>
    <style:style style:name="T7" style:family="text">
      <style:text-properties style:use-window-font-color="true" fo:font-size="13pt" style:font-name-asian="Helvetica" style:font-size-asian="13pt" style:font-name-complex="Helvetica" style:font-size-complex="13pt"/>
    </style:style>
    <style:style style:name="T8" style:family="text">
      <style:text-properties style:use-window-font-color="true" style:font-name-asian="Helvetica" style:font-name-complex="Helvetica"/>
    </style:style>
    <style:style style:name="T9" style:family="text">
      <style:text-properties style:use-window-font-color="true" fo:font-style="italic" style:font-name-asian="Helvetica" style:font-style-asian="italic" style:font-name-complex="Helvetica" style:font-style-complex="italic"/>
    </style:style>
    <style:style style:name="T10" style:family="text">
      <style:text-properties style:use-window-font-color="true" fo:font-style="normal" style:font-name-asian="Helvetica" style:font-style-asian="normal" style:font-name-complex="Helvetica" style:font-style-complex="normal"/>
    </style:style>
    <style:style style:name="T11" style:family="text">
      <style:text-properties style:use-window-font-color="true" style:font-name="Times New Roman" fo:font-size="13pt" style:font-name-asian="Helvetica" style:font-size-asian="13pt" style:font-name-complex="Helvetica" style:font-size-complex="13pt"/>
    </style:style>
    <style:style style:name="T12" style:family="text">
      <style:text-properties style:use-window-font-color="true" style:font-name="Times New Roman" style:font-name-asian="Helvetica" style:font-name-complex="Helvetica"/>
    </style:style>
    <style:style style:name="T13" style:family="text">
      <style:text-properties style:use-window-font-color="true" style:font-name="Times New Roman" fo:font-size="12pt" style:font-name-asian="Helvetica" style:font-size-asian="12pt" style:font-name-complex="Helvetica" style:font-size-complex="12pt"/>
    </style:style>
    <style:style style:name="T14" style:family="text">
      <style:text-properties fo:color="#0013a9" style:font-name="Times New Roman" fo:font-size="12pt" style:font-name-asian="Helvetica" style:font-size-asian="12pt" style:font-name-complex="Helvetica" style:font-size-complex="12pt"/>
    </style:style>
    <style:style style:name="T15" style:family="text">
      <style:text-properties style:font-name="Times New Roman" fo:font-size="12pt" style:font-size-asian="12pt" style:font-size-complex="12pt"/>
    </style:style>
    <style:style style:name="T16" style:family="text">
      <style:text-properties fo:color="#274fad" style:font-name="Helvetica" fo:font-size="13pt" style:font-name-asian="Helvetica" style:font-size-asian="13pt" style:font-name-complex="Helvetica" style:font-size-complex="13pt"/>
    </style:style>
    <style:style style:name="T17" style:family="text">
      <style:text-properties fo:color="#274fad" fo:font-size="13pt" style:font-name-asian="Helvetica" style:font-size-asian="13pt" style:font-name-complex="Helvetica" style:font-size-complex="13pt"/>
    </style:style>
    <style:style style:name="T18" style:family="text">
      <style:text-properties fo:color="#274fad" style:font-name="Times New Roman" fo:font-size="13pt" style:font-name-asian="Helvetica" style:font-size-asian="13pt" style:font-name-complex="Helvetica" style:font-size-complex="13pt"/>
    </style:style>
    <style:style style:name="T19" style:family="text">
      <style:text-properties fo:color="#274fad" style:font-name="Times New Roman" style:font-name-asian="Helvetica" style:font-name-complex="Helvetica"/>
    </style:style>
    <style:style style:name="T20" style:family="text">
      <style:text-properties fo:color="#274fad" style:font-name="Times New Roman" fo:font-size="12pt" style:font-name-asian="Helvetica" style:font-size-asian="12pt" style:font-name-complex="Helvetica" style:font-size-complex="12pt"/>
    </style:style>
    <style:style style:name="T21"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863764560" text:id="ct863764560">
          <text:insertion>
            <office:change-info>
              <dc:creator>Bob Jacobsen</dc:creator>
              <dc:date>2013-01-27T17:43:00</dc:date>
            </office:change-info>
          </text:insertion>
        </text:changed-region>
        <text:changed-region xml:id="ct504678048" text:id="ct504678048">
          <text:insertion>
            <office:change-info>
              <dc:creator>Bob Jacobsen</dc:creator>
              <dc:date>2013-01-27T17:44:00</dc:date>
            </office:change-info>
          </text:insertion>
        </text:changed-region>
        <text:changed-region xml:id="ct566935664" text:id="ct566935664">
          <text:deletion>
            <office:change-info>
              <dc:creator>Bob Jacobsen</dc:creator>
              <dc:date>2013-01-27T17:48:00</dc:date>
            </office:change-info>
            <text:p text:style-name="Standard">y limitations to the area of use of the Standard.</text:p>
          </text:deletion>
        </text:changed-region>
        <text:changed-region xml:id="ct566806336" text:id="ct566806336">
          <text:deletion>
            <office:change-info>
              <dc:creator>Bob Jacobsen</dc:creator>
              <dc:date>2013-01-27T17:49:00</dc:date>
            </office:change-info>
            <text:p text:style-name="Standard">An</text:p>
          </text:deletion>
        </text:changed-region>
        <text:changed-region xml:id="ct566535664" text:id="ct566535664">
          <text:insertion>
            <office:change-info>
              <dc:creator>Bob Jacobsen</dc:creator>
              <dc:date>2013-01-27T17:49:00</dc:date>
            </office:change-info>
          </text:insertion>
        </text:changed-region>
        <text:changed-region xml:id="ct863990480" text:id="ct863990480">
          <text:deletion>
            <office:change-info>
              <dc:creator>Bob Jacobsen</dc:creator>
              <dc:date>2013-01-27T17:41:00</dc:date>
            </office:change-info>
            <text:p text:style-name="Standard">For more information on format and presentation, see: </text:p>
            <text:p text:style-name="Standard">OpenLCB Common Information Technical Note</text:p>
          </text:deletion>
        </text:changed-region>
        <text:changed-region xml:id="ct566905600" text:id="ct566905600">
          <text:insertion>
            <office:change-info>
              <dc:creator>Bob Jacobsen</dc:creator>
              <dc:date>2013-01-27T17:41:00</dc:date>
            </office:change-info>
          </text:insertion>
        </text:changed-region>
        <text:changed-region xml:id="ct567018176" text:id="ct567018176">
          <text:insertion>
            <office:change-info>
              <dc:creator>Bob Jacobsen</dc:creator>
              <dc:date>2013-01-27T17:42:00</dc:date>
            </office:change-info>
          </text:insertion>
        </text:changed-region>
        <text:changed-region xml:id="ct863882048" text:id="ct863882048">
          <text:deletion>
            <office:change-info>
              <dc:creator>Bob Jacobsen</dc:creator>
              <dc:date>2013-01-27T17:44:00</dc:date>
            </office:change-info>
            <text:h text:style-name="Heading_20_1" text:outline-level="1">Section Title</text:h>
          </text:deletion>
        </text:changed-region>
        <text:changed-region xml:id="ct863423600" text:id="ct863423600">
          <text:insertion>
            <office:change-info>
              <dc:creator>Bob Jacobsen</dc:creator>
              <dc:date>2013-01-27T17:44:00</dc:date>
            </office:change-info>
          </text:insertion>
        </text:changed-region>
        <text:changed-region xml:id="ct468271264" text:id="ct468271264">
          <text:insertion>
            <office:change-info>
              <dc:creator>Bob Jacobsen</dc:creator>
              <dc:date>2013-01-27T19:18:00</dc:date>
            </office:change-info>
          </text:insertion>
        </text:changed-region>
        <text:changed-region xml:id="ct529717424" text:id="ct529717424">
          <text:insertion>
            <office:change-info>
              <dc:creator>Bob Jacobsen</dc:creator>
              <dc:date>2013-01-27T19:19:00</dc:date>
            </office:change-info>
          </text:insertion>
        </text:changed-region>
        <text:changed-region xml:id="ct246045808" text:id="ct246045808">
          <text:insertion>
            <office:change-info>
              <dc:creator>Bob Jacobsen</dc:creator>
              <dc:date>2013-01-27T17:46:00</dc:date>
            </office:change-info>
          </text:insertion>
        </text:changed-region>
        <text:changed-region xml:id="ct530512736" text:id="ct530512736">
          <text:insertion>
            <office:change-info>
              <dc:creator>Bob Jacobsen</dc:creator>
              <dc:date>2013-01-27T19:21:00</dc:date>
            </office:change-info>
          </text:insertion>
        </text:changed-region>
        <text:changed-region xml:id="ct566388480" text:id="ct566388480">
          <text:insertion>
            <office:change-info>
              <dc:creator>Bob Jacobsen</dc:creator>
              <dc:date>2013-01-27T19:22:00</dc:date>
            </office:change-info>
          </text:insertion>
        </text:changed-region>
        <text:changed-region xml:id="ct523267824" text:id="ct523267824">
          <text:insertion>
            <office:change-info>
              <dc:creator>Bob Jacobsen</dc:creator>
              <dc:date>2013-01-27T17:46:00</dc:date>
            </office:change-info>
          </text:insertion>
        </text:changed-region>
        <text:changed-region xml:id="ct530394464" text:id="ct530394464">
          <text:insertion>
            <office:change-info>
              <dc:creator>Bob Jacobsen</dc:creator>
              <dc:date>2013-01-27T19:24:00</dc:date>
            </office:change-info>
          </text:insertion>
        </text:changed-region>
        <text:changed-region xml:id="ct384775872" text:id="ct384775872">
          <text:insertion>
            <office:change-info>
              <dc:creator>Bob Jacobsen</dc:creator>
              <dc:date>2013-01-27T17:46:00</dc:date>
            </office:change-info>
          </text:insertion>
        </text:changed-region>
        <text:changed-region xml:id="ct384787728" text:id="ct384787728">
          <text:insertion>
            <office:change-info>
              <dc:creator>Bob Jacobsen</dc:creator>
              <dc:date>2013-01-27T19:27:00</dc:date>
            </office:change-info>
          </text:insertion>
        </text:changed-region>
        <text:changed-region xml:id="ct529912608" text:id="ct529912608">
          <text:insertion>
            <office:change-info>
              <dc:creator>Bob Jacobsen</dc:creator>
              <dc:date>2013-01-27T17:46:00</dc:date>
            </office:change-info>
          </text:insertion>
        </text:changed-region>
        <text:changed-region xml:id="ct566832160" text:id="ct566832160">
          <text:insertion>
            <office:change-info>
              <dc:creator>Bob Jacobsen</dc:creator>
              <dc:date>2013-01-27T17:47:00</dc:date>
            </office:change-info>
          </text:insertion>
        </text:changed-region>
        <text:changed-region xml:id="ct566633200" text:id="ct566633200">
          <text:deletion>
            <office:change-info>
              <dc:creator>Bob Jacobsen</dc:creator>
              <dc:date>2013-01-27T17:47:00</dc:date>
            </office:change-info>
            <text:p text:style-name="Standard"/>
            <text:h text:style-name="Heading_20_1" text:outline-level="1" text:is-list-header="true">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4719936183347918075" text:style-name="L1">
              <text:list-item>
                <text:p text:style-name="P1">Lorem ipsum dolor sit amet, consectetur adipiscing elit. </text:p>
              </text:list-item>
              <text:list-item>
                <text:p text:style-name="P1">Sed consectetur, ipsum et egestas accumsan, felis erat ornare mauris, sit amet suscipit ante orci sed massa.</text:p>
              </text:list-item>
            </text:list>
            <text:h text:style-name="Heading_20_1" text:outline-level="1">Section Title</text:h>
          </text:deletion>
        </text:changed-region>
        <text:changed-region xml:id="ct863527520" text:id="ct863527520">
          <text:deletion>
            <office:change-info>
              <dc:creator>Bob Jacobsen</dc:creator>
              <dc:date>2013-01-27T17:42:00</dc:date>
            </office:change-info>
            <text:h text:style-name="Heading_20_1" text:outline-level="1">Quisque sollicitudin tempor bibendum. Donec consectetur condimentum sollicitudin. Sed dignissim velit id felis lacinia at eleifend nisi laoreet. Vivamus tristique porta ornare. Vivamus feugiat dolor id lectus aliquet luctus. </text:h>
          </text:deletion>
        </text:changed-region>
        <text:changed-region xml:id="ct566332112" text:id="ct566332112">
          <text:deletion>
            <office:change-info>
              <dc:creator>Bob Jacobsen</dc:creator>
              <dc:date>2013-01-27T17:40:00</dc:date>
            </office:change-info>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Introduction (Informative)</text:h>
      <text:p text:style-name="Standard">Minimal introductory material, only the stuff that's absolutely needed to understand the Standard.<text:change-start text:change-id="ct863764560"/></text:p>
      <text:p text:style-name="Standard">This standard is organized in terms of specific sub-parts of the Train Protocol function. OpenLCB has previously made things like that separate, so you specify which <text:span text:style-name="T4">protocols</text:span> you obey, not which <text:span text:style-name="T4">par</text:span><text:change-end text:change-id="ct863764560"/><text:change-start text:change-id="ct504678048"/><text:span text:style-name="T4">ts</text:span>. <text:s/>This should either be made all required, or split up.<text:change-end text:change-id="ct504678048"/></text:p>
      <text:h text:style-name="Heading_20_1" text:outline-level="1">Intended Use (Informative)</text:h>
      <text:p text:style-name="Standard"><text:change text:change-id="ct566935664"/><text:change text:change-id="ct566806336"/><text:change-start text:change-id="ct566535664"/>“Train Nodes” are operated through this.<text:change-end text:change-id="ct566535664"/></text:p>
      <text:h text:style-name="Heading_20_1" text:outline-level="1">References and Context (Normative)</text:h>
      <text:p text:style-name="Standard">Citations to other docs, as needed. </text:p>
      <text:p text:style-name="Standard"><text:change text:change-id="ct863990480"/><text:change-start text:change-id="ct566905600"/>Node implementing the <text:change-end text:change-id="ct566905600"/><text:change-start text:change-id="ct567018176"/>Train Protocol must implement:</text:p>
      <text:list xml:id="list7205101573538601037" text:style-name="L2">
        <text:list-item>
          <text:p text:style-name="P10">Event Transfer Protocol</text:p>
        </text:list-item>
        <text:list-item>
          <text:p text:style-name="P10">Datagram Transfer Protocol</text:p>
        </text:list-item>
        <text:list-item>
          <text:p text:style-name="P10">Memory Configuration Protocol (optional?)</text:p>
        </text:list-item>
        <text:list-item>
          <text:p text:style-name="P10">SNII and/or ACDI?<text:change-end text:change-id="ct567018176"/></text:p>
        </text:list-item>
      </text:list>
      <text:h text:style-name="Heading_20_1" text:outline-level="1"><text:change text:change-id="ct863882048"/><text:change-start text:change-id="ct863423600"/>Speed Control<text:change-end text:change-id="ct863423600"/><text:change-start text:change-id="ct468271264"/></text:h>
      <text:p text:style-name="Standard">Speed Control commands are a kind of Traction Control command, and as such are messages with MTI priority 1, index 15. On CAN, this translates into an MTI of 0x05E8, or [195E8sss] fd dd xx xx xx xx xx xx. Thus, on CAN, we have 6 bytes available (the first two are given over to the destination NID), and so references to Byte 0 of a Traction Control command refer to Byte 2 of the CAN data.</text:p>
      <text:p text:style-name="P11"/>
      <table:table table:name="Table2" table:style-name="Table2">
        <table:table-column table:style-name="Table2.A"/>
        <table:table-column table:style-name="Table2.B" table:number-columns-repeated="2"/>
        <table:table-column table:style-name="Table2.D"/>
        <table:table-column table:style-name="Table2.B" table:number-columns-repeated="2"/>
        <table:table-column table:style-name="Table2.D"/>
        <table:table-row table:style-name="Table2.1">
          <table:table-cell table:style-name="Table2.A1" office:value-type="string">
            <text:p text:style-name="P12">Command</text:p>
          </table:table-cell>
          <table:table-cell table:style-name="Table2.A1" office:value-type="string">
            <text:p text:style-name="P12">Byte 0</text:p>
          </table:table-cell>
          <table:table-cell table:style-name="Table2.A1" office:value-type="string">
            <text:p text:style-name="P12">Byte 1</text:p>
          </table:table-cell>
          <table:table-cell table:style-name="Table2.A1" office:value-type="string">
            <text:p text:style-name="P12">Byte 2</text:p>
          </table:table-cell>
          <table:table-cell table:style-name="Table2.A1" office:value-type="string">
            <text:p text:style-name="P12">Byte 3</text:p>
          </table:table-cell>
          <table:table-cell table:style-name="Table2.A1" office:value-type="string">
            <text:p text:style-name="P12">Byte 4</text:p>
          </table:table-cell>
          <table:table-cell table:style-name="Table2.A1" office:value-type="string">
            <text:p text:style-name="P12">Byte 5</text:p>
          </table:table-cell>
        </table:table-row>
        <table:table-row table:style-name="Table2.1">
          <table:table-cell table:style-name="Table2.A1" office:value-type="string">
            <text:p text:style-name="P13">Set Train Speed</text:p>
          </table:table-cell>
          <table:table-cell table:style-name="Table2.A1" office:value-type="string">
            <text:p text:style-name="P13">0x00</text:p>
          </table:table-cell>
          <table:table-cell table:style-name="Table2.A1" office:value-type="string">
            <text:p text:style-name="P13">Data byte 1</text:p>
          </table:table-cell>
          <table:table-cell table:style-name="Table2.A1" office:value-type="string">
            <text:p text:style-name="P13">Data byte 2</text:p>
          </table:table-cell>
          <table:table-cell table:style-name="Table2.E2" office:value-type="string">
            <text:p text:style-name="P13"/>
          </table:table-cell>
          <table:table-cell table:style-name="Table2.E2" office:value-type="string">
            <text:p text:style-name="P13"/>
          </table:table-cell>
          <table:table-cell table:style-name="Table2.E2" office:value-type="string">
            <text:p text:style-name="P13"/>
          </table:table-cell>
        </table:table-row>
        <text:soft-page-break/>
        <table:table-row table:style-name="Table2.1">
          <table:table-cell table:style-name="Table2.A1" office:value-type="string">
            <text:p text:style-name="P13">Emergency Stop</text:p>
          </table:table-cell>
          <table:table-cell table:style-name="Table2.A1" office:value-type="string">
            <text:p text:style-name="P13">0x02</text:p>
          </table:table-cell>
          <table:table-cell table:style-name="Table2.E2" office:value-type="string">
            <text:p text:style-name="P13"/>
          </table:table-cell>
          <table:table-cell table:style-name="Table2.E2" office:value-type="string">
            <text:p text:style-name="P13"/>
          </table:table-cell>
          <table:table-cell table:style-name="Table2.E2" office:value-type="string">
            <text:p text:style-name="P13"/>
          </table:table-cell>
          <table:table-cell table:style-name="Table2.E2" office:value-type="string">
            <text:p text:style-name="P13"/>
          </table:table-cell>
          <table:table-cell table:style-name="Table2.E2" office:value-type="string">
            <text:p text:style-name="P13"/>
          </table:table-cell>
        </table:table-row>
      </table:table>
      <text:p text:style-name="Standard"><text:change-end text:change-id="ct468271264"/><text:change-start text:change-id="ct529717424"/>For OpenLCB, the speed and direction to set is encoded as a half-precision floating point number (aka 'float16'), with positive numbers indicating forward direction, negative indicating reverse, and (signed) zero indicating full (non-emergency) stop. The value specifies a speed in scale meters per second (scale-m/s).</text:p>
      <text:p text:style-name="Standard">Rationale: The use of a 16-bit floating point permits relatively precise speed commands, especially at lower speeds; such fine granulatity ensures not just fine-grained control over the locomotive, but helps avoid aliasing issue that arise during the conversion to lower resolution system-specific speed commands (i.e. DCC's 14 or 28-step commands).</text:p>
      <text:p text:style-name="Standard">The use of meters per second is somewhat arbitrary, and reflects standard velocity units used throughout the metric-speaking world. By standardizing on m/s, we avoid any future unit conversion issues.</text:p>
      <text:p text:style-name="P15"><text:span text:style-name="T8">The use of </text:span><text:span text:style-name="T9">scale</text:span><text:span text:style-name="T10">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rger in the range [0-26] (for 28-speed-step control). The command station need only estimate what a reasonable top speed for a locomotive might be: Let us say, 100mph. Thus, the command station could reasonably estimate that 30mph translates to speed step 8.</text:span></text:p>
      <text:p text:style-name="P15"><text:span text:style-name="T10">The alternative possibilities considered to date are absolute speed using real units (as opposed to scale units), and relative speed units. The difficulty with relative speed units (i.e., percentage of full throttle), is that they are ambiguous, and preclude the possibility of performing physical simulations in the cab controller,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span><text:change-end text:change-id="ct529717424"/><text:change-start text:change-id="ct246045808"/></text:p>
      <text:h text:style-name="Heading_20_1" text:outline-level="1">Function Control</text:h>
      <text:p text:style-name="Standard">Function control is required, though any specific functions are not.</text:p>
      <text:h text:style-name="Heading_20_2" text:outline-level="2">Function Operation</text:h>
      <text:p text:style-name="Standard"><text:change-end text:change-id="ct246045808"/><text:change-start text:change-id="ct530512736"/>"Functions" like "horn", "headlight", etc are key user features when operating modern decoders. But they're also configuration-like, in that they effect the operation of the device.</text:p>
      <text:p text:style-name="Standard"><text:soft-page-break/>How to handle them for a native OpenLCB piece of rolling stock, and for legacy ones via e.g. DCC?</text:p>
      <text:p text:style-name="Standard">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Standard">People just think about <text:span text:style-name="T15">operating and configuring their locomotives as separate things. (Though e.g. "Master Volume" can cross the line)</text:span></text:p>
      <text:p text:style-name="P15"><text:span text:style-name="T8">This doesn't mean that we can't use the same protocol for all other of them. A mixture of memory configuration and CDI should do just fine. It just means that we need to find a way to include clueing information for the throttles on e.g. what to present.</text:span></text:p>
      <text:p text:style-name="P15">Function Storage and Description</text:p>
      <text:p text:style-name="Standard"><text:span text:style-name="T15">Function values are stored in the 0xF9 memory space. "Function Definition Information", similar in intent to Configu</text:span>ration Definition Information (CDI) is stored in XML format in address space 0xFA to provide user-oriented context. That includes:</text:p>
      <text:p text:style-name="Standard">Memory layout of the function values, allowing for multiple data types from binary (one and off for lights) through integer values (for e.g. sound intensities) and strings (sign displays?).</text:p>
      <text:p text:style-name="Standard">Function naming, so that a throttle can display useful names to the user such as "Bell", "Coupler Clank" and "Master Volume". This includes internationalization of those labels.</text:p>
      <text:p text:style-name="Standard">What else ne<text:span text:style-name="T15">eds to be conveyed? "Make this prominent on the throttle"? "Have this there, just a little less prominent"? "Seriously, nobody cares about this option, bury it"?</text:span></text:p>
      <text:p text:style-name="Standard"><text:span text:style-name="T13">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text:span text:style-name="T14">Survey of existing function names</text:span></text:a><text:span text:style-name="T13">).</text:span></text:p>
      <text:p text:style-name="P15">Outputs vs Functions</text:p>
      <text:p text:style-name="P15">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15"><text:span text:style-name="T8">OpenLCB makes a clean separation between functions, which are the control operations, and all configuration &amp; physical information, which lives in the memory configuration and CDI. If there's to be a mapping, it's defined through the CDI.</text:span><text:change-end text:change-id="ct530512736"/><text:change-start text:change-id="ct566388480"/></text:p>
      <text:p text:style-name="P15"><text:change-end text:change-id="ct566388480"/><text:change-start text:change-id="ct523267824"/><text:span text:style-name="T8"/></text:p>
      <text:h text:style-name="Heading_20_2" text:outline-level="2"><text:soft-page-break/>Function Definition</text:h>
      <text:h text:style-name="Heading_20_1" text:outline-level="1">Train Configuration</text:h>
      <text:p text:style-name="P14"><text:change-end text:change-id="ct523267824"/><text:change-start text:change-id="ct530394464"/>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18">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P18">One approach to standards in this area would be extend ACDI/SNIP. Those currently have a block for manufacturer identification, and a block for user identification. Those are both versioned. We could take (one of) several approaches:</text:p>
      <text:list xml:id="list5530642573240106107" text:style-name="L5">
        <text:list-item>
          <text:p text:style-name="P22">Extend them with a third block, only present when the node implements the train protocol (as seen in PIP). To allow later introduction of more types, this block would have some versioning/type information, but that's straightforward.</text:p>
        </text:list-item>
        <text:list-item>
          <text:p text:style-name="P22">Create a version 2 of the user block, which holds additional data. (This would be using 2 as a format identifier, rather than a version number; that might make versioning complicated)</text:p>
        </text:list-item>
      </text:list>
      <text:p text:style-name="P19"><text:span text:style-name="T13">Suitable content for a (first version of) this might be (from [ </text:span><text:a xlink:type="simple" xlink:href="http://jmri.org/JavaDoc/doc/jmri/jmrit/roster/RosterEntry.html"><text:span text:style-name="T20">http://jmri.org/JavaDoc/doc/jmri/jmrit/roster/RosterEntry.html</text:span></text:a><text:span text:style-name="T13"> JMRI roster], see also similar concepts in [rocrail.net RocRail]):</text:span></text:p>
      <text:list xml:id="list7129926261059341624" text:style-name="L4">
        <text:list-item>
          <text:p text:style-name="P21">Road Name</text:p>
        </text:list-item>
        <text:list-item>
          <text:p text:style-name="P21">Road Number</text:p>
        </text:list-item>
      </text:list>
      <text:p text:style-name="P18">(Manufacturer, model, owner description, comments, etc are already present in ACDI/SNI)</text:p>
      <text:p text:style-name="P18">For DCC locomotives, more terms might be desired:</text:p>
      <text:list xml:id="list84629320144037398" text:style-name="L3">
        <text:list-item>
          <text:p text:style-name="P20">DCC Address</text:p>
        </text:list-item>
        <text:list-item>
          <text:p text:style-name="P20">Decoder Type (Manufacturer, model)</text:p>
        </text:list-item>
      </text:list>
      <text:p text:style-name="P15"><text:change-end text:change-id="ct530394464"/><text:change-start text:change-id="ct384775872"/></text:p>
      <text:h text:style-name="Heading_20_1" text:outline-level="1">Train Identification</text:h>
      <text:p text:style-name="Standard">OpenLCB Train nodes use:</text:p>
      <text:list xml:id="list3012068721391335514" text:style-name="L6">
        <text:list-item>
          <text:p text:style-name="P17">The Event Transport protocol to locate Train nodes</text:p>
        </text:list-item>
        <text:list-item>
          <text:p text:style-name="P17">PIP for enquiry about the support</text:p>
        </text:list-item>
        <text:list-item>
          <text:p text:style-name="P17">Memory configuration, CDI, ACDI and SNII for indentification of a specific train node.</text:p>
        </text:list-item>
      </text:list>
      <text:p text:style-name="P15"><text:change-end text:change-id="ct384775872"/><text:change-start text:change-id="ct384787728"/>Trains are OpenLCB nodes just like any other. As such, they can take part in protocols such as Node Verification and Simple Node Information which allows other nodes to learn about them.</text:p>
      <text:p text:style-name="P15"><text:soft-page-break/>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p text:style-name="P15">The train acquisition process simplifies locating desired train nodes so that small hand-held throttle nodes can efficiently take part. It does this using several approaches, which can be used as needed by throttles:</text:p>
      <text:list xml:id="list3704509461704747066" text:style-name="L7">
        <text:list-item>
          <text:p text:style-name="P16">Events are used to announce the existence and status of Train nodes</text:p>
        </text:list-item>
        <text:list-item>
          <text:p text:style-name="P16">Train nodes supporting legacy equipment with its own addressing conventions will appear at well-known node addresses based on that legacy addressing</text:p>
        </text:list-item>
        <text:list-item>
          <text:p text:style-name="P16">Train nodes will generally implement the Simple Node Information protocol so that throttles can get basic, user-readable identification from them</text:p>
        </text:list-item>
        <text:list-item>
          <text:p text:style-name="P16">A search protocol is (being) defined to make it possible to locate individual Train nodes without having to read information from all of them</text:p>
        </text:list-item>
      </text:list>
      <text:p text:style-name="P15">So that other nodes can find them, Train nodes must produce the well-known reserved event 01.01.00.00.00.00.03.03. This means they must sent that event in a Producer/Consumer Event Report message when they power up, and reply to requests for producers of that event. They must also produce the reserved event 01.01.00.00.00.00.03.04 if they are not allocated to a physical train (e.g. an unused proxy Train node), or 01.01.00.00.00.00.03.05 if they are allocated to a train (e.g. a real Train node or proxy Train node that is in use). <text:s/>(Both show up; only one is valid at a time)</text:p>
      <text:p text:style-name="P15">For the special case of nodes that implement connections to legacy equipment (proxies), specific addresses have been assigned. For example, nodes that implement communications to DCC decoders must be available at the well-known node ID 6.1.0.(CS number).(address), where address is the long or short NMRA DCC address for a decoder. (Nodes that communicate with a particular decoder may also appear at other node addresses, if desired)</text:p>
      <text:p text:style-name="P15">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p>
      <text:p text:style-name="Standard"><text:span text:style-name="T13">A search protocol needs to be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text:span text:style-name="T20">here</text:span></text:a><text:span text:style-name="T13"> in pdf format and </text:span><text:a xlink:type="simple" xlink:href="http://www.mustangpeak.net/SearchProtocol.otd"><text:span text:style-name="T20">here</text:span></text:a><text:span text:style-name="T13"> in OpenOffice Writer.</text:span></text:p>
      <text:p text:style-name="P15">Trains are OpenLCB nodes just like any other. As such, they can take part in protocols such as Node Verification and Simple Node Information which allows other nodes to learn about them.</text:p>
      <text:p text:style-name="P15">This is necessary because the train operator doesn't want to pick up a throttle and enter "06.011.00.02.1F.2D" (a node ID), or even "110 Long" (a DCC address), but rather just pick the desired locomotive from a list of those available. (Throttle should still allow the operator to directly enter the address, when that's what the operator wants to do.)</text:p>
      <text:p text:style-name="P15"><text:soft-page-break/>The Train Acquisition Protocol simplifies this process so that small hand-held throttle nodes can efficiently take part.</text:p>
      <text:p text:style-name="P15">The protocol uses three well-known event IDs:</text:p>
      <text:p text:style-name="P15">01.01.00.00.00.00.03.03 (isTrain) This node is a Train (or Train Proxy)</text:p>
      <text:p text:style-name="P15">01.01.00.00.00.00.03.04 (isIdleProxy) This node is an idle Train Proxy, not associated with a Train</text:p>
      <text:p text:style-name="P15">01.01.00.00.00.00.03.05 (isInUseProxy) This node is an in-use Train or Train Proxy</text:p>
      <text:p text:style-name="P15">(The last two are specific to proxy-based implementations, here for completeness; see e.g. the DCC page for more info)</text:p>
      <text:p text:style-name="P15">All Train nodes produce the isTrain event. That means they announce it when they first come up, respond to EventProduced requests for it, and list it when replying to IdentifyEvent messages.</text:p>
      <text:p text:style-name="P15"><text:span text:style-name="T8">An EventProduced request will therefore find all the train nodes on the OpenLCB, and further protocols can be used to get additional information on the individual Train nodes it locates.</text:span><text:change-end text:change-id="ct384787728"/><text:change-start text:change-id="ct529912608"/></text:p>
      <text:h text:style-name="Heading_20_1" text:outline-level="1"><text:change-end text:change-id="ct529912608"/><text:change-start text:change-id="ct566832160"/>Legacy Train Operations</text:h>
      <text:p text:style-name="Standard">(Should be in TN? Is there any standard interchange here expect assignment?)</text:p>
      <text:h text:style-name="Heading_20_2" text:outline-level="2">Node Assignment</text:h>
      <text:h text:style-name="Heading_20_2" text:outline-level="2">Speed <text:span text:style-name="T5">and</text:span> Function Control</text:h>
      <text:p text:style-name="Standard"/>
      <text:p text:style-name="Standard">See <text:a xlink:type="simple" xlink:href="https://sourceforge.net/apps/mediawiki/openlcb/index.php?title=Function_Control">https://sourceforge.net/apps/mediawiki/openlcb/index.php?title=Function_Control</text:a></text:p>
      <text:p text:style-name="Standard"/>
      <text:h text:style-name="Heading_20_2" text:outline-level="2">Configuration</text:h>
      <text:p text:style-name="Standard"/>
      <text:p text:style-name="Standard"><text:change-end text:change-id="ct566832160"/></text:p>
      <text:p text:style-name="Standard"><text:change text:change-id="ct566633200"/><text:change text:change-id="ct863527520"/></text:p>
      <text:p text:style-name="Standard"><text:change text:change-id="ct56633211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text:s/>1 Introduction (Informative)<text:tab/>1</text:p>
          <text:p text:style-name="P23"><text:s/>2 Intended Use (Informative)<text:tab/>1</text:p>
          <text:p text:style-name="P23"><text:s/>3 References and Context (Normative)<text:tab/>1</text:p>
          <text:p text:style-name="P23"><text:s/>4 Speed Control<text:tab/>1</text:p>
          <text:p text:style-name="P23"><text:s/>5 Function Control<text:tab/>2</text:p>
          <text:p text:style-name="P27"><text:s/>5.1 Function Operation<text:tab/>2</text:p>
          <text:p text:style-name="P27"><text:s/>5.2 Function Definition<text:tab/>4</text:p>
          <text:p text:style-name="P23"><text:soft-page-break/><text:s/>6 Train Configuration<text:tab/>4</text:p>
          <text:p text:style-name="P23"><text:s/>7 Train Identification<text:tab/>4</text:p>
          <text:p text:style-name="P23"><text:s/>8 Legacy Train Operations<text:tab/>5</text:p>
          <text:p text:style-name="P27"><text:s/>8.1 Node Assignment<text:tab/>5</text:p>
          <text:p text:style-name="P27"><text:s/>8.2 Speed and Function Control<text:tab/>5</text:p>
          <text:p text:style-name="P27"><text:s/>8.3 Configuration<text:tab/>5</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530287776" text:id="ct530287776">
            <text:deletion>
              <office:change-info>
                <dc:creator>Bob Jacobsen</dc:creator>
                <dc:date>2013-01-27T17:40:00</dc:date>
              </office:change-info>
              <text:p text:style-name="MP1">Praesent Gravida </text:p>
            </text:deletion>
          </text:changed-region>
          <text:changed-region xml:id="ct384170224" text:id="ct384170224">
            <text:insertion>
              <office:change-info>
                <dc:creator>Bob Jacobsen</dc:creator>
                <dc:date>2013-01-27T17:40:00</dc:date>
              </office:change-info>
            </text:insertion>
          </text:changed-region>
        </text:tracked-changes>
        <text:p text:style-name="MP1"><draw:custom-shape text:anchor-type="char" draw:z-index="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text:change text:change-id="ct530287776"/><text:change-start text:change-id="ct384170224"/>Train Protocol <text:change-end text:change-id="ct384170224"/>Standard</text:p>
      </style:header>
      <style:footer>
        <text:tracked-changes>
          <text:changed-region xml:id="ct195306192" text:id="ct195306192">
            <text:insertion>
              <office:change-info>
                <dc:creator>Bob Jacobsen</dc:creator>
                <dc:date>2013-01-27T11:49:00</dc:date>
              </office:change-info>
            </text:insertion>
          </text:changed-region>
          <text:changed-region xml:id="ct384739360" text:id="ct384739360">
            <text:deletion>
              <office:change-info>
                <dc:creator>Bob Jacobsen</dc:creator>
                <dc:date>2012-03-27T10:08:00</dc:date>
              </office:change-info>
              <text:p text:style-name="MP4"><text:span text:style-name="Page_20_Number"><text:span text:style-name="MT2">1</text:span></text:span></text:p>
            </text:deletion>
          </text:changed-region>
        </text:tracked-changes>
        <text:p text:style-name="MP4"><text:span text:style-name="Page_20_Number"><text:span text:style-name="MT2">Copyright 201</text:span></text:span><text:change-start text:change-id="ct195306192"/><text:span text:style-name="Page_20_Number"><text:span text:style-name="MT2">3</text:span></text:span><text:change-end text:change-id="ct195306192"/><text:change text:change-id="ct384739360"/><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date style:data-style-name="N116" text:date-value="2013-01-27T19:30:31.99">1/27/2013</text:date></text:span></text:span></text:p>
      </style:footer>
    </style:master-page>
    <style:master-page style:name="First_20_Page" style:display-name="First Page" style:page-layout-name="Mpm2" style:next-style-name="Standard">
      <style:header>
        <text:tracked-changes>
          <text:changed-region xml:id="ct530261760" text:id="ct530261760">
            <text:deletion>
              <office:change-info>
                <dc:creator>Bob Jacobsen</dc:creator>
                <dc:date>2013-01-27T17:44:00</dc:date>
              </office:change-info>
              <text:p text:style-name="MP7">(title)</text:p>
            </text:deletion>
          </text:changed-region>
          <text:changed-region xml:id="ct524113392" text:id="ct524113392">
            <text:insertion>
              <office:change-info>
                <dc:creator>Bob Jacobsen</dc:creator>
                <dc:date>2013-01-27T17:4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7"><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530261760"/><text:change-start text:change-id="ct524113392"/>Train Protocol<text:change-end text:change-id="ct524113392"/></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7T19:30:31.99">Jan 27, 2013</text:date></text:p>
            </table:table-cell>
            <table:table-cell table:style-name="Table1.C1" office:value-type="string">
              <text:p text:style-name="MP7">Preliminary</text:p>
            </table:table-cell>
          </table:table-row>
        </table:table>
        <text:p text:style-name="Header"/>
      </style:header>
      <style:footer>
        <text:tracked-changes>
          <text:changed-region xml:id="ct468249360" text:id="ct468249360">
            <text:deletion>
              <office:change-info>
                <dc:creator>Bob Jacobsen</dc:creator>
                <dc:date>2012-03-27T10:08:00</dc:date>
              </office:change-info>
              <text:p text:style-name="Text_20_body"><text:span text:style-name="Page_20_Number"><text:span text:style-name="MT2">2010, 2</text:span></text:span></text:p>
            </text:deletion>
          </text:changed-region>
          <text:changed-region xml:id="ct508750368" text:id="ct508750368">
            <text:insertion>
              <office:change-info>
                <dc:creator>Bob Jacobsen</dc:creator>
                <dc:date>2012-03-27T10:09:00</dc:date>
              </office:change-info>
            </text:insertion>
          </text:changed-region>
          <text:changed-region xml:id="ct468389728" text:id="ct468389728">
            <text:insertion>
              <office:change-info>
                <dc:creator>Bob Jacobsen</dc:creator>
                <dc:date>2013-01-27T11:48:00</dc:date>
              </office:change-info>
            </text:insertion>
          </text:changed-region>
          <text:changed-region xml:id="ct509150272" text:id="ct509150272">
            <text:deletion>
              <office:change-info>
                <dc:creator>Bob Jacobsen</dc:creator>
                <dc:date>2012-03-27T10:08:00</dc:date>
              </office:change-info>
              <text:p text:style-name="Text_20_body"><text:span text:style-name="Page_20_Number"><text:span text:style-name="MT2">1</text:span></text:span></text:p>
            </text:deletion>
          </text:changed-region>
        </text:tracked-changes>
        <text:p text:style-name="Text_20_body"><text:span text:style-name="Page_20_Number"><text:span text:style-name="MT2">Copyright </text:span></text:span><text:change text:change-id="ct468249360"/><text:change-start text:change-id="ct508750368"/><text:span text:style-name="Page_20_Number"><text:span text:style-name="MT2">2</text:span></text:span><text:change-end text:change-id="ct508750368"/><text:span text:style-name="Page_20_Number"><text:span text:style-name="MT2">01</text:span></text:span><text:change-start text:change-id="ct468389728"/><text:span text:style-name="Page_20_Number"><text:span text:style-name="MT2">3</text:span></text:span><text:change-end text:change-id="ct468389728"/><text:change text:change-id="ct509150272"/><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7</text:page-count></text:span></text:span><text:span text:style-name="Page_20_Number"><text:span text:style-name="MT4"> - </text:span></text:span><text:span text:style-name="Page_20_Number"><text:span text:style-name="MT4"><text:date style:data-style-name="N116" text:date-value="2013-01-27T19:30:31.99">1/27/2013</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75</meta:editing-cycles>
    <meta:editing-duration>PT12H23M59S</meta:editing-duration>
    <meta:generator>OpenOffice.org/3.4.1$Unix OpenOffice.org_project/341m1$Build-9593</meta:generator>
    <dc:date>2013-01-27T19:30:32</dc:date>
    <dc:creator>Bob Jacobsen</dc:creator>
    <meta:document-statistic meta:table-count="2" meta:image-count="1" meta:object-count="0" meta:page-count="7" meta:paragraph-count="139" meta:word-count="2530" meta:character-count="16200"/>
    <meta:user-defined meta:name="Info 1"/>
    <meta:user-defined meta:name="Info 2"/>
    <meta:user-defined meta:name="Info 3"/>
    <meta:user-defined meta:name="Info 4"/>
  </office:meta>
</office:document-meta>
</file>